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TableColumn2" style:family="table-column">
      <style:table-column-properties style:column-width="6.8527in" style:use-optimal-column-width="false"/>
    </style:style>
    <style:style style:name="Table1" style:family="table" style:master-page-name="MP0">
      <style:table-properties style:width="6.8527in" fo:margin-left="0in" table:align="left"/>
    </style:style>
    <style:style style:name="TableRow3" style:family="table-row">
      <style:table-row-properties style:min-row-height="0.2361in" style:use-optimal-row-height="false" fo:keep-together="always"/>
    </style:style>
    <style:style style:name="TableCell4" style:family="table-cell">
      <style:table-cell-properties fo:border-top="none" fo:border-left="none" fo:border-bottom="0.0069in solid #000000" fo:border-right="none" style:writing-mode="lr-tb" style:vertical-align="middle" fo:padding-top="0.0194in" fo:padding-left="0.0194in" fo:padding-bottom="0.0194in" fo:padding-right="0.0194in"/>
    </style:style>
    <style:style style:name="P5" style:parent-style-name="Normal" style:family="paragraph">
      <style:paragraph-properties fo:break-before="page" style:page-number="1"/>
      <style:text-properties style:font-name="Arial" style:font-name-asian="Arial" style:font-name-complex="Arial" fo:font-weight="bold" style:font-weight-asian="bold" fo:font-variant="small-caps"/>
    </style:style>
    <style:style style:name="P55" style:parent-style-name="Normal" style:family="paragraph">
      <style:paragraph-properties fo:keep-with-next="always" fo:widows="2" fo:orphans="2" fo:border-top="none" fo:border-left="none" fo:border-bottom="0.0069in solid #000000" fo:border-right="none" fo:padding-top="0in" fo:padding-left="0in" fo:padding-bottom="0.0138in" fo:padding-right="0in" style:shadow="none" fo:text-align="center"/>
      <style:text-properties style:font-name="Arial" style:font-name-asian="Arial" style:font-name-complex="Arial" fo:font-weight="bold" style:font-weight-asian="bold" fo:font-variant="small-caps"/>
    </style:style>
    <style:style style:name="TableColumn57" style:family="table-column">
      <style:table-column-properties style:column-width="6.9034in" style:use-optimal-column-width="false"/>
    </style:style>
    <style:style style:name="Table56" style:family="table">
      <style:table-properties style:width="6.9034in" fo:margin-left="-0.0076in" table:align="left"/>
    </style:style>
    <style:style style:name="TableRow58" style:family="table-row">
      <style:table-row-properties style:min-row-height="0.0902in" style:use-optimal-row-height="false"/>
    </style:style>
    <style:style style:name="TableCell5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694in" fo:padding-left="0.0694in" fo:padding-bottom="0.0694in" fo:padding-right="0.0694in"/>
    </style:style>
    <style:style style:name="P60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61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1pt" style:font-size-asian="11pt" style:font-size-complex="11pt"/>
    </style:style>
    <style:style style:name="P62" style:parent-style-name="Normal" style:family="paragraph">
      <style:paragraph-properties fo:widows="2" fo:orphans="2" fo:text-align="justify"/>
    </style:style>
    <style:style style:name="T63" style:parent-style-name="Fuentedepárrafopredeter." style:family="text">
      <style:text-properties style:font-name="Arial" style:font-name-asian="Arial" style:font-name-complex="Arial" fo:font-weight="bold" style:font-weight-asian="bold" fo:color="#333333" fo:font-size="11pt" style:font-size-asian="11pt" style:font-size-complex="11pt"/>
    </style:style>
    <style:style style:name="T64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P65" style:parent-style-name="Normal" style:family="paragraph">
      <style:paragraph-properties fo:widows="2" fo:orphans="2" fo:text-align="justify"/>
    </style:style>
    <style:style style:name="P66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67" style:parent-style-name="Normal" style:family="paragraph">
      <style:paragraph-properties fo:widows="2" fo:orphans="2" fo:text-align="justify" fo:margin-left="0.4923in">
        <style:tab-stops/>
      </style:paragraph-properties>
      <style:text-properties style:font-name="Arial" style:font-name-asian="Arial" style:font-name-complex="Arial" fo:color="#999999" fo:font-size="10pt" style:font-size-asian="10pt" style:font-size-complex="10pt"/>
    </style:style>
    <style:style style:name="P68" style:parent-style-name="Normal" style:family="paragraph">
      <style:paragraph-properties fo:widows="2" fo:orphans="2" fo:text-align="justify" fo:text-indent="0.4923in"/>
      <style:text-properties style:font-name="Arial" style:font-name-asian="Arial" style:font-name-complex="Arial" fo:color="#999999" fo:font-size="10pt" style:font-size-asian="10pt" style:font-size-complex="10pt"/>
    </style:style>
    <style:style style:name="P69" style:parent-style-name="Normal" style:family="paragraph">
      <style:paragraph-properties fo:widows="2" fo:orphans="2" fo:text-align="justify" fo:text-indent="0.4923in"/>
      <style:text-properties style:font-name="Arial" style:font-name-asian="Arial" style:font-name-complex="Arial" fo:color="#999999" fo:font-size="10pt" style:font-size-asian="10pt" style:font-size-complex="10pt"/>
    </style:style>
    <style:style style:name="P70" style:parent-style-name="Normal" style:family="paragraph">
      <style:paragraph-properties fo:widows="2" fo:orphans="2" fo:text-align="justify" fo:text-indent="0.4923in"/>
      <style:text-properties style:font-name="Arial" style:font-name-asian="Arial" style:font-name-complex="Arial" fo:color="#333333" fo:font-size="10pt" style:font-size-asian="10pt" style:font-size-complex="10pt"/>
    </style:style>
    <style:style style:name="P71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72" style:parent-style-name="Párrafodelista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73" style:parent-style-name="Normal" style:family="paragraph">
      <style:paragraph-properties fo:widows="2" fo:orphans="2" fo:text-align="justify" fo:text-indent="0.4923in"/>
      <style:text-properties style:font-name="Arial" style:font-name-asian="Arial" style:font-name-complex="Arial" fo:color="#999999" fo:font-size="10pt" style:font-size-asian="10pt" style:font-size-complex="10pt"/>
    </style:style>
    <style:style style:name="P74" style:parent-style-name="Normal" style:family="paragraph">
      <style:paragraph-properties fo:widows="2" fo:orphans="2" fo:text-align="justify" fo:text-indent="0.4923in"/>
      <style:text-properties style:font-name="Arial" style:font-name-asian="Arial" style:font-name-complex="Arial" fo:color="#333333" fo:font-size="10pt" style:font-size-asian="10pt" style:font-size-complex="10pt"/>
    </style:style>
    <style:style style:name="P75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76" style:parent-style-name="Normal" style:family="paragraph">
      <style:paragraph-properties fo:widows="2" fo:orphans="2" fo:text-align="justify" fo:margin-left="0.25in">
        <style:tab-stops/>
      </style:paragraph-properties>
      <style:text-properties style:font-name="Arial" style:font-name-asian="Arial" style:font-name-complex="Arial" fo:color="#333333" fo:font-size="10pt" style:font-size-asian="10pt" style:font-size-complex="10pt"/>
    </style:style>
    <style:style style:name="P77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78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1pt" style:font-size-asian="11pt" style:font-size-complex="11pt"/>
    </style:style>
    <style:style style:name="P79" style:parent-style-name="Normal" style:family="paragraph">
      <style:paragraph-properties fo:widows="2" fo:orphans="2" fo:text-align="justify"/>
      <style:text-properties style:font-name="Arial" style:font-name-asian="Arial" style:font-name-complex="Arial" fo:font-weight="bold" style:font-weight-asian="bold" fo:color="#333333" fo:font-size="11pt" style:font-size-asian="11pt" style:font-size-complex="11pt"/>
    </style:style>
    <style:style style:name="P80" style:parent-style-name="Normal" style:family="paragraph">
      <style:paragraph-properties fo:widows="2" fo:orphans="2"/>
    </style:style>
    <style:style style:name="T81" style:parent-style-name="Fuentedepárrafopredeter." style:family="text">
      <style:text-properties style:font-name="Arial" style:font-name-asian="Arial" style:font-name-complex="Arial" fo:font-weight="bold" style:font-weight-asian="bold" fo:color="#333333" fo:font-size="11pt" style:font-size-asian="11pt" style:font-size-complex="11pt"/>
    </style:style>
    <style:style style:name="T82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83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84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P85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86" style:parent-style-name="Normal" style:family="paragraph">
      <style:paragraph-properties fo:widows="2" fo:orphans="2"/>
    </style:style>
    <style:style style:name="T87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88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P89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90" style:parent-style-name="Normal" style:family="paragraph">
      <style:paragraph-properties fo:widows="2" fo:orphans="2" fo:text-align="justify" fo:margin-left="0.3937in" fo:text-indent="-0.0979in">
        <style:tab-stops/>
      </style:paragraph-properties>
      <style:text-properties style:font-name="Arial" style:font-name-asian="Arial" style:font-name-complex="Arial" fo:color="#333333" fo:font-size="10pt" style:font-size-asian="10pt" style:font-size-complex="10pt"/>
    </style:style>
    <style:style style:name="P91" style:parent-style-name="Normal" style:family="paragraph">
      <style:paragraph-properties fo:widows="2" fo:orphans="2" fo:text-align="justify" fo:margin-left="0.4923in">
        <style:tab-stops/>
      </style:paragraph-properties>
    </style:style>
    <style:style style:name="T92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93" style:parent-style-name="Fuentedepárrafopredeter." style:family="text">
      <style:text-properties style:font-name="Arial" style:font-name-asian="Arial" style:font-name-complex="Arial" fo:color="#808080" fo:font-size="10pt" style:font-size-asian="10pt" style:font-size-complex="10pt"/>
    </style:style>
    <style:style style:name="P94" style:parent-style-name="Normal" style:family="paragraph">
      <style:paragraph-properties fo:widows="2" fo:orphans="2" fo:text-align="justify" fo:margin-left="0.4923in">
        <style:tab-stops/>
      </style:paragraph-properties>
      <style:text-properties style:font-name="Arial" style:font-name-asian="Arial" style:font-name-complex="Arial" fo:color="#333333" fo:font-size="10pt" style:font-size-asian="10pt" style:font-size-complex="10pt"/>
    </style:style>
    <style:style style:name="P95" style:parent-style-name="Normal" style:family="paragraph">
      <style:paragraph-properties fo:widows="2" fo:orphans="2" fo:text-align="justify" fo:margin-left="0.3937in" fo:text-indent="-0.0979in">
        <style:tab-stops/>
      </style:paragraph-properties>
      <style:text-properties style:font-name="Arial" style:font-name-asian="Arial" style:font-name-complex="Arial" fo:color="#333333" fo:font-size="10pt" style:font-size-asian="10pt" style:font-size-complex="10pt"/>
    </style:style>
    <style:style style:name="P96" style:parent-style-name="Normal" style:family="paragraph">
      <style:paragraph-properties fo:widows="2" fo:orphans="2" fo:text-align="justify" fo:margin-left="0.3937in" fo:text-indent="-0.0979in">
        <style:tab-stops/>
      </style:paragraph-properties>
      <style:text-properties style:font-name="Arial" style:font-name-asian="Arial" style:font-name-complex="Arial" fo:color="#333333" fo:font-size="10pt" style:font-size-asian="10pt" style:font-size-complex="10pt"/>
    </style:style>
    <style:style style:name="P97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98" style:parent-style-name="Normal" style:family="paragraph">
      <style:paragraph-properties fo:widows="2" fo:orphans="2"/>
    </style:style>
    <style:style style:name="T99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100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P101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02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03" style:parent-style-name="Normal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104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05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06" style:parent-style-name="Normal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107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08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09" style:parent-style-name="Normal" style:family="paragraph">
      <style:paragraph-properties fo:widows="2" fo:orphans="2"/>
      <style:text-properties style:font-name="Arial" style:font-name-asian="Arial" style:font-name-complex="Arial" fo:color="#999999" fo:font-size="10pt" style:font-size-asian="10pt" style:font-size-complex="10pt"/>
    </style:style>
    <style:style style:name="P110" style:parent-style-name="Normal" style:family="paragraph">
      <style:paragraph-properties fo:widows="2" fo:orphans="2"/>
      <style:text-properties style:font-name="Arial" style:font-name-asian="Arial" style:font-name-complex="Arial" fo:color="#999999" fo:font-size="10pt" style:font-size-asian="10pt" style:font-size-complex="10pt"/>
    </style:style>
    <style:style style:name="P111" style:parent-style-name="Normal" style:family="paragraph">
      <style:paragraph-properties fo:widows="2" fo:orphans="2"/>
    </style:style>
    <style:style style:name="T112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113" style:parent-style-name="Fuentedepárrafopredeter." style:family="text">
      <style:text-properties style:font-name="Arial" style:font-name-asian="Arial" style:font-name-complex="Arial" fo:color="#000000" fo:font-size="10pt" style:font-size-asian="10pt" style:font-size-complex="10pt"/>
    </style:style>
    <style:style style:name="P114" style:parent-style-name="Normal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115" style:parent-style-name="Normal" style:family="paragraph">
      <style:paragraph-properties fo:widows="2" fo:orphans="2"/>
    </style:style>
    <style:style style:name="T116" style:parent-style-name="Fuentedepárrafopredeter." style:family="text">
      <style:text-properties style:font-name="Arial" style:font-name-asian="Arial" style:font-name-complex="Arial" fo:font-weight="bold" style:font-weight-asian="bold" fo:color="#333333" fo:font-size="11pt" style:font-size-asian="11pt" style:font-size-complex="11pt"/>
    </style:style>
    <style:style style:name="T117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118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119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P120" style:parent-style-name="Normal" style:family="paragraph">
      <style:paragraph-properties fo:widows="2" fo:orphans="2"/>
      <style:text-properties style:font-name="Arial" style:font-name-asian="Arial" style:font-name-complex="Arial" fo:color="#999999" fo:font-size="10pt" style:font-size-asian="10pt" style:font-size-complex="10pt"/>
    </style:style>
    <style:style style:name="P121" style:parent-style-name="Normal" style:family="paragraph">
      <style:paragraph-properties fo:widows="2" fo:orphans="2" fo:text-align="justify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122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23" style:parent-style-name="Normal" style:family="paragraph">
      <style:paragraph-properties fo:widows="2" fo:orphans="2" fo:text-align="justify" fo:text-indent="0.5in"/>
      <style:text-properties style:font-name="Arial" style:font-name-asian="Arial" style:font-name-complex="Arial" fo:color="#333333" fo:font-size="10pt" style:font-size-asian="10pt" style:font-size-complex="10pt"/>
    </style:style>
    <style:style style:name="P124" style:parent-style-name="Normal" style:family="paragraph">
      <style:paragraph-properties fo:widows="2" fo:orphans="2" fo:text-align="justify" fo:text-indent="0.4916in"/>
      <style:text-properties style:font-name="Arial" style:font-name-asian="Arial" style:font-name-complex="Arial" fo:color="#333333" fo:font-size="10pt" style:font-size-asian="10pt" style:font-size-complex="10pt"/>
    </style:style>
    <style:style style:name="P125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26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27" style:parent-style-name="Normal" style:family="paragraph">
      <style:paragraph-properties fo:widows="2" fo:orphans="2" fo:text-align="justify" fo:text-indent="0.4916in"/>
      <style:text-properties style:font-name="Arial" style:font-name-asian="Arial" style:font-name-complex="Arial" fo:color="#333333" fo:font-size="10pt" style:font-size-asian="10pt" style:font-size-complex="10pt"/>
    </style:style>
    <style:style style:name="P128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29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30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31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32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33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1pt" style:font-size-asian="11pt" style:font-size-complex="11pt"/>
    </style:style>
    <style:style style:name="P134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1pt" style:font-size-asian="11pt" style:font-size-complex="11pt"/>
    </style:style>
    <style:style style:name="P135" style:parent-style-name="Normal" style:family="paragraph">
      <style:paragraph-properties fo:widows="2" fo:orphans="2" fo:text-align="justify"/>
    </style:style>
    <style:style style:name="T136" style:parent-style-name="Fuentedepárrafopredeter." style:family="text">
      <style:text-properties style:font-name="Arial" style:font-name-asian="Arial" style:font-name-complex="Arial" fo:font-weight="bold" style:font-weight-asian="bold" fo:color="#333333" fo:font-size="11pt" style:font-size-asian="11pt" style:font-size-complex="11pt"/>
    </style:style>
    <style:style style:name="T137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P138" style:parent-style-name="Normal" style:family="paragraph">
      <style:paragraph-properties fo:widows="2" fo:orphans="2" fo:text-align="justify"/>
    </style:style>
    <style:style style:name="P139" style:parent-style-name="Normal" style:family="paragraph">
      <style:paragraph-properties fo:widows="2" fo:orphans="2"/>
      <style:text-properties style:font-name="Arial" style:font-name-asian="Arial" style:font-name-complex="Arial" fo:color="#999999" fo:font-size="10pt" style:font-size-asian="10pt" style:font-size-complex="10pt"/>
    </style:style>
    <style:style style:name="P140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41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42" style:parent-style-name="Normal" style:family="paragraph">
      <style:paragraph-properties fo:widows="2" fo:orphans="2" fo:text-align="justify"/>
    </style:style>
    <style:style style:name="T143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144" style:parent-style-name="Fuentedepárrafopredeter." style:family="text"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T145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146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P147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48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1pt" style:font-size-asian="11pt" style:font-size-complex="11pt"/>
    </style:style>
    <style:style style:name="P149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1pt" style:font-size-asian="11pt" style:font-size-complex="11pt"/>
    </style:style>
    <style:style style:name="P150" style:parent-style-name="Normal" style:family="paragraph">
      <style:paragraph-properties fo:widows="2" fo:orphans="2" fo:text-align="justify"/>
    </style:style>
    <style:style style:name="T151" style:parent-style-name="Fuentedepárrafopredeter." style:family="text">
      <style:text-properties style:font-name="Arial" style:font-name-asian="Arial" style:font-name-complex="Arial" fo:font-weight="bold" style:font-weight-asian="bold" fo:color="#333333" fo:font-size="11pt" style:font-size-asian="11pt" style:font-size-complex="11pt"/>
    </style:style>
    <style:style style:name="T152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P153" style:parent-style-name="Normal" style:family="paragraph">
      <style:paragraph-properties fo:widows="2" fo:orphans="2" fo:text-align="justify"/>
    </style:style>
    <style:style style:name="P154" style:parent-style-name="Normal" style:family="paragraph">
      <style:paragraph-properties fo:widows="2" fo:orphans="2"/>
    </style:style>
    <style:style style:name="T155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P157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58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59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60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61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62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63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64" style:parent-style-name="Normal" style:family="paragraph">
      <style:paragraph-properties fo:widows="2" fo:orphans="2" fo:text-align="justify"/>
    </style:style>
    <style:style style:name="T165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166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P167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68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69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70" style:parent-style-name="Normal" style:family="paragraph">
      <style:paragraph-properties fo:widows="2" fo:orphans="2" fo:text-align="justify"/>
      <style:text-properties style:font-name="Arial" style:font-name-asian="Arial" style:font-name-complex="Arial" fo:color="#333333" fo:font-size="10pt" style:font-size-asian="10pt" style:font-size-complex="10pt"/>
    </style:style>
    <style:style style:name="P171" style:parent-style-name="Normal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172" style:parent-style-name="Normal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173" style:parent-style-name="Normal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174" style:parent-style-name="Normal" style:family="paragraph">
      <style:paragraph-properties fo:widows="2" fo:orphans="2">
        <style:tab-stops>
          <style:tab-stop style:type="left" style:position="6.1034in"/>
        </style:tab-stops>
      </style:paragraph-properties>
    </style:style>
    <style:style style:name="T175" style:parent-style-name="Fuentedepárrafopredeter." style:family="text">
      <style:text-properties style:font-name="Arial" style:font-name-asian="Arial" style:font-name-complex="Arial" fo:font-weight="bold" style:font-weight-asian="bold" fo:color="#333333"/>
    </style:style>
    <style:style style:name="T176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177" style:parent-style-name="Fuentedepárrafopredeter." style:family="text">
      <style:text-properties style:font-name="Arial" style:font-name-asian="Arial" style:font-name-complex="Arial" fo:font-variant="small-caps"/>
    </style:style>
    <style:style style:name="T178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179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P180" style:parent-style-name="Normal" style:family="paragraph">
      <style:paragraph-properties fo:widows="2" fo:orphans="2"/>
    </style:style>
    <style:style style:name="T181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182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183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184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185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186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P187" style:parent-style-name="Normal" style:family="paragraph">
      <style:paragraph-properties fo:widows="2" fo:orphans="2"/>
      <style:text-properties style:font-name="Arial"/>
    </style:style>
    <style:style style:name="T188" style:parent-style-name="Fuentedepárrafopredeter." style:family="text">
      <style:text-properties style:font-name="Arial" style:font-name-asian="Arial" style:font-name-complex="Arial" fo:font-variant="small-caps" fo:color="#222222" fo:font-size="10pt" style:font-size-asian="10pt" style:font-size-complex="10pt"/>
    </style:style>
    <style:style style:name="T189" style:parent-style-name="Fuentedepárrafopredeter." style:family="text">
      <style:text-properties style:font-name="Arial" style:font-name-asian="Arial" style:font-name-complex="Arial" fo:font-variant="small-caps" fo:color="#222222" fo:font-size="10pt" style:font-size-asian="10pt" style:font-size-complex="10pt"/>
    </style:style>
    <style:style style:name="T190" style:parent-style-name="Fuentedepárrafopredeter." style:family="text">
      <style:text-properties style:font-name="Arial" style:font-name-asian="Arial" style:font-name-complex="Arial" fo:font-variant="small-caps" fo:color="#222222" fo:font-size="10pt" style:font-size-asian="10pt" style:font-size-complex="10pt"/>
    </style:style>
    <style:style style:name="T191" style:parent-style-name="Fuentedepárrafopredeter." style:family="text">
      <style:text-properties style:font-name="Arial" style:font-name-asian="Arial" style:font-name-complex="Arial" fo:font-variant="small-caps" fo:color="#999999" fo:font-size="10pt" style:font-size-asian="10pt" style:font-size-complex="10pt"/>
    </style:style>
    <style:style style:name="P192" style:parent-style-name="Normal" style:family="paragraph">
      <style:text-properties style:font-name="Arial" style:font-name-asian="Arial" style:font-name-complex="Arial" fo:font-weight="bold" style:font-weight-asian="bold" fo:font-variant="small-caps"/>
    </style:style>
    <style:style style:name="P193" style:parent-style-name="Normal" style:family="paragraph">
      <style:paragraph-properties fo:widows="2" fo:orphans="2" fo:text-align="justify"/>
      <style:text-properties style:font-name="Arial" style:font-name-asian="Arial" style:font-name-complex="Arial" fo:color="#999999" fo:font-size="10pt" style:font-size-asian="10pt" style:font-size-complex="10pt"/>
    </style:style>
    <style:style style:name="P194" style:parent-style-name="Normal" style:family="paragraph">
      <style:paragraph-properties fo:widows="2" fo:orphans="2">
        <style:tab-stops>
          <style:tab-stop style:type="left" style:position="6.1034in"/>
        </style:tab-stops>
      </style:paragraph-properties>
    </style:style>
    <style:style style:name="T195" style:parent-style-name="Fuentedepárrafopredeter." style:family="text">
      <style:text-properties style:font-name="Arial" style:font-name-asian="Arial" style:font-name-complex="Arial" fo:font-weight="bold" style:font-weight-asian="bold" fo:color="#333333"/>
    </style:style>
    <style:style style:name="T196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197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T198" style:parent-style-name="Fuentedepárrafopredeter." style:family="text">
      <style:text-properties style:font-name="Arial" style:font-name-asian="Arial" style:font-name-complex="Arial" fo:font-weight="bold" style:font-weight-asian="bold" fo:font-variant="small-caps"/>
    </style:style>
    <style:style style:name="P199" style:parent-style-name="Normal" style:family="paragraph">
      <style:paragraph-properties fo:widows="2" fo:orphans="2"/>
    </style:style>
    <style:style style:name="T200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T201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202" style:parent-style-name="Fuentedepárrafopredeter." style:family="text">
      <style:text-properties style:font-name="Arial" style:font-name-asian="Arial" style:font-name-complex="Arial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T203" style:parent-style-name="Fuentedepárrafopredeter." style:family="text">
      <style:text-properties style:font-name="Arial" style:font-name-asian="Arial" style:font-name-complex="Arial" fo:color="#333333" fo:font-size="10pt" style:font-size-asian="10pt" style:font-size-complex="10pt"/>
    </style:style>
    <style:style style:name="T204" style:parent-style-name="Fuentedepárrafopredeter." style:family="text">
      <style:text-properties style:font-name="Arial" style:font-name-asian="Arial" style:font-name-complex="Arial" fo:color="#999999" fo:font-size="10pt" style:font-size-asian="10pt" style:font-size-complex="10pt"/>
    </style:style>
    <style:style style:name="P205" style:parent-style-name="Normal" style:family="paragraph">
      <style:paragraph-properties fo:widows="2" fo:orphans="2"/>
    </style:style>
    <style:style style:name="P206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TableColumn208" style:family="table-column">
      <style:table-column-properties style:column-width="6.8965in" style:use-optimal-column-width="false"/>
    </style:style>
    <style:style style:name="Table207" style:family="table">
      <style:table-properties style:width="6.8965in" fo:margin-left="0in" table:align="left"/>
    </style:style>
    <style:style style:name="TableRow209" style:family="table-row">
      <style:table-row-properties style:min-row-height="0.2361in" style:use-optimal-row-height="false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2" style:parent-style-name="Normal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3" style:parent-style-name="Normal" style:family="paragraph">
      <style:paragraph-properties fo:widows="2" fo:orphans="2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4" style:parent-style-name="Normal" style:family="paragraph">
      <style:paragraph-properties fo:widows="2" fo:orphans="2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5" style:parent-style-name="Normal" style:family="paragraph">
      <style:paragraph-properties fo:widows="2" fo:orphans="2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6" style:parent-style-name="Normal" style:family="paragraph">
      <style:paragraph-properties fo:widows="2" fo:orphans="2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7" style:parent-style-name="Normal" style:family="paragraph">
      <style:paragraph-properties fo:widows="2" fo:orphans="2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8" style:parent-style-name="Normal" style:family="paragraph">
      <style:paragraph-properties fo:widows="2" fo:orphans="2"/>
      <style:text-properties style:font-name="Arial" style:font-name-asian="Arial" style:font-name-complex="Arial" fo:font-weight="bold" style:font-weight-asian="bold" fo:color="#333333" fo:font-size="10pt" style:font-size-asian="10pt" style:font-size-complex="10pt"/>
    </style:style>
    <style:style style:name="P219" style:parent-style-name="Normal" style:family="paragraph">
      <style:paragraph-properties fo:text-align="center"/>
      <style:text-properties style:font-name="Arial"/>
    </style:style>
    <style:style style:name="P220" style:parent-style-name="Normal" style:family="paragraph">
      <style:paragraph-properties fo:text-align="center" fo:margin-bottom="0.0972in"/>
    </style:style>
    <style:style style:name="T221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family="graphic" style:name="a6">
      <style:graphic-properties draw:fill="solid" draw:fill-color="#a0a0a0" draw:opacity="100%" draw:stroke="none"/>
    </style:style>
    <style:style style:family="graphic" style:name="a7">
      <style:graphic-properties draw:fill="solid" draw:fill-color="#a0a0a0" draw:opacity="100%" draw:stroke="none"/>
    </style:style>
    <style:style style:family="graphic" style:name="a1">
      <style:graphic-properties draw:fill="solid" draw:fill-color="#a0a0a0" draw:opacity="100%" draw:stroke="none"/>
    </style:style>
    <style:style style:family="graphic" style:name="a2">
      <style:graphic-properties draw:fill="solid" draw:fill-color="#a0a0a0" draw:opacity="100%" draw:stroke="none"/>
    </style:style>
    <style:style style:family="graphic" style:name="a3">
      <style:graphic-properties draw:fill="solid" draw:fill-color="#a0a0a0" draw:opacity="100%" draw:stroke="none"/>
    </style:style>
    <style:style style:family="graphic" style:name="a4">
      <style:graphic-properties draw:fill="solid" draw:fill-color="#a0a0a0" draw:opacity="100%" draw:stroke="none"/>
    </style:style>
    <style:style style:family="graphic" style:name="a5">
      <style:graphic-properties draw:fill="solid" draw:fill-color="#a0a0a0" draw:opacity="100%" draw:stroke="none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Antecedentes</text:p>
          </table:table-cell>
        </table:table-row>
      </table:table>
      <text:p text:style-name="P55"/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En todos los casos ordenar los antecedentes cronológicamente, poniendo primero los más recientes. Indicar con la inscripción “no corresponde” aquello que no se complete.</text:p>
          </table:table-cell>
        </table:table-row>
      </table:table>
      <text:p text:style-name="P61"/>
      <text:p text:style-name="P62"><text:span text:style-name="T63">1.<text:s/></text:span><text:span text:style-name="T64">Antecedentes docentes</text:span></text:p>
      <text:p text:style-name="P65"><draw:custom-shape svg:x="0in" svg:y="0in" svg:width="0.00069in" svg:height="0.02083in" draw:id="id0" draw:style-name="a1" draw:name="Forma21" text:anchor-type="as-char"><svg:title/><svg:desc/><draw:enhanced-geometry draw:type="non-primitive" svg:viewBox="0 0 21600 21600" draw:enhanced-path="M 0 0 L 21600 0 21600 21600 0 21600 Z N"/></draw:custom-shape></text:p>
      <text:list text:style-name="LFO1" text:continue-numbering="true">
        <text:list-item>
          <text:p text:style-name="P66">Universitarios</text:p>
        </text:list-item>
      </text:list>
      <text:p text:style-name="P67">Indicando jerarquía docente, carácter del cargo (regular/interino), Institución (Universidad, Facultad, Departamento) y período de ejercicio.</text:p>
      <text:p text:style-name="P68">Cursos de grado en los que enseñó.</text:p>
      <text:p text:style-name="P69">Cursos de posgrado en los que enseñó.</text:p>
      <text:p text:style-name="P70"/>
      <text:list text:style-name="LFO1" text:continue-numbering="true">
        <text:list-item>
          <text:p text:style-name="P71">En otros niveles educativos</text:p>
        </text:list-item>
      </text:list>
      <text:p text:style-name="P72">Indicando jerarquía docente, carácter del cargo (regular/interino), Institución (Universidad, Facultad, Departamento) y período de ejercicio.</text:p>
      <text:p text:style-name="P73">Cursos en los que enseñó.</text:p>
      <text:p text:style-name="P74"/>
      <text:list text:style-name="LFO1" text:continue-numbering="true">
        <text:list-item>
          <text:p text:style-name="P75">Formación pedagógica</text:p>
        </text:list-item>
      </text:list>
      <text:p text:style-name="P76"/>
      <text:list text:style-name="LFO1" text:continue-numbering="true">
        <text:list-item>
          <text:p text:style-name="P77">Otras actividades docentes</text:p>
        </text:list-item>
      </text:list>
      <text:p text:style-name="P78"/>
      <text:p text:style-name="P79"/>
      <text:p text:style-name="P80"><text:span text:style-name="T81">2.<text:s/></text:span><text:span text:style-name="T82">Antecedentes científicos</text:span><text:span text:style-name="T83"><text:line-break/></text:span><text:span text:style-name="T84"><draw:custom-shape svg:x="0in" svg:y="0in" svg:width="0.00069in" svg:height="0.02083in" draw:id="id1" draw:style-name="a2" draw:name="Forma22" text:anchor-type="as-char"><svg:title/><svg:desc/><draw:enhanced-geometry draw:type="non-primitive" svg:viewBox="0 0 21600 21600" draw:enhanced-path="M 0 0 L 21600 0 21600 21600 0 21600 Z N"/></draw:custom-shape></text:span></text:p>
      <text:p text:style-name="P85">a) Trabajos publicados</text:p>
      <text:p text:style-name="P86"><text:span text:style-name="T87">(El jurado podrá requerir que se presenten copias de las publicaciones y trabajos inéditos realizados, que serán devueltas una vez sustanciado el concurso. En todos los casos se deberá indicar los/as coautores/as)</text:span><text:span text:style-name="T88">.</text:span></text:p>
      <text:p text:style-name="P89"/>
      <text:p text:style-name="P90">i)<text:tab/>Publicaciones con arbitraje.</text:p>
      <text:p text:style-name="P91"><text:span text:style-name="T92">a) revistas<text:s/></text:span><text:span text:style-name="T93">(se pueden citar las aceptadas; para las publicaciones aceptadas que no estén online se debe presentar correo electrónico del editor indicando la aceptación).</text:span></text:p>
      <text:p text:style-name="P94">b) en actas de conferencias.</text:p>
      <text:p text:style-name="P95">ii) Artículos enviados a revistas con arbitraje y aún no aceptados.</text:p>
      <text:p text:style-name="P96">iii) Publicaciones sin arbitraje.</text:p>
      <text:p text:style-name="P97"/>
      <text:p text:style-name="P98"><text:span text:style-name="T99">b) Participación en congresos o acontecimientos nacionales o internacionales<text:s/></text:span><text:span text:style-name="T100">(indicar lugar, fecha y comunicaciones que presentó o si sólo asistió).</text:span></text:p>
      <text:p text:style-name="P101"/>
      <text:p text:style-name="P102">c) Formación de Recursos Humanos.</text:p>
      <text:p text:style-name="P103">Tesis, becas en cuya supervisión colaboró.<text:s/></text:p>
      <text:p text:style-name="P104"/>
      <text:p text:style-name="P105">d) Participación en Proyectos de Investigación.</text:p>
      <text:p text:style-name="P106">Indicando el grado de participación.</text:p>
      <text:p text:style-name="P107"/>
      <text:p text:style-name="P108">e) Cursos de Posgrado no incluidos en la carrera de Doctorado.</text:p>
      <text:p text:style-name="P109">Materias, cursos y seminarios realizados por el/ la aspirante y que se consideren formativos para su capacitación científica, salvo los correspondientes a la Carrera del Doctorado.</text:p>
      <text:p text:style-name="P110"/>
      <text:soft-page-break/>
      <text:p text:style-name="P111"><text:span text:style-name="T112">f) Otros antecedentes científicos no con</text:span><text:span text:style-name="T113">siderados en los puntos anteriores</text:span></text:p>
      <text:p text:style-name="P114"/>
      <text:p text:style-name="P115"><text:span text:style-name="T116">3.<text:s/></text:span><text:span text:style-name="T117">Antecedentes de extensión</text:span><text:span text:style-name="T118"><text:line-break/></text:span><text:span text:style-name="T119"><draw:custom-shape svg:x="0in" svg:y="0in" svg:width="0.00069in" svg:height="0.02083in" draw:id="id2" draw:style-name="a3" draw:name="Forma23" text:anchor-type="as-char"><svg:title/><svg:desc/><draw:enhanced-geometry draw:type="non-primitive" svg:viewBox="0 0 21600 21600" draw:enhanced-path="M 0 0 L 21600 0 21600 21600 0 21600 Z N"/></draw:custom-shape></text:span></text:p>
      <text:p text:style-name="P120">El jurado podrá requerir que se presente un resumen de los proyectos de extensión, copias de las publicaciones y/o trabajos inéditos realizados y certificación de las actividades declaradas. En todos los casos se debe indicar los/as coautores/as, dedicación y periodo de duración de cada antecedente cuando corresponda.</text:p>
      <text:p text:style-name="P121"/>
      <text:p text:style-name="P122">a) Proyectos de Extensión actuales y anteriores</text:p>
      <text:p text:style-name="P123">i) realizados en el ámbito de las Universidades Nacionales.</text:p>
      <text:p text:style-name="P124">ii) realizados en otros marcos universitarios.</text:p>
      <text:p text:style-name="P125">b) Actividades</text:p>
      <text:p text:style-name="P126"><text:tab/>i) de divulgación científica.</text:p>
      <text:p text:style-name="P127">ii) de articulación con otros niveles educativos.</text:p>
      <text:p text:style-name="P128">c) Publicaciones</text:p>
      <text:p text:style-name="P129"><text:tab/>i) de divulgación científica.</text:p>
      <text:p text:style-name="P130"><text:tab/>ii) de articulación con otros niveles educativos.</text:p>
      <text:p text:style-name="P131">d) Presentaciones de proyectos de extensión en congresos, jornadas y otros encuentros de la especialidad.</text:p>
      <text:p text:style-name="P132">e) Otras actividades de extensión no contempladas en los puntos anteriores.</text:p>
      <text:p text:style-name="P133"/>
      <text:p text:style-name="P134"/>
      <text:p text:style-name="P135"><text:span text:style-name="T136">4.<text:s/></text:span><text:span text:style-name="T137">Antecedentes profesionales</text:span></text:p>
      <text:p text:style-name="P138"><draw:custom-shape svg:x="0in" svg:y="0in" svg:width="0.00069in" svg:height="0.02083in" draw:id="id3" draw:style-name="a4" draw:name="Forma24" text:anchor-type="as-char"><svg:title/><svg:desc/><draw:enhanced-geometry draw:type="non-primitive" svg:viewBox="0 0 21600 21600" draw:enhanced-path="M 0 0 L 21600 0 21600 21600 0 21600 Z N"/></draw:custom-shape></text:p>
      <text:p text:style-name="P139">Breve descripción de las tareas desarrolladas, indicando organismo o entidad, lugar, lapso y categoría.<text:s/></text:p>
      <text:p text:style-name="P140"/>
      <text:p text:style-name="P141">a) Actividades profesionales fuera del ámbito académico.</text:p>
      <text:p text:style-name="P142"><text:span text:style-name="T143">b) Actividades de desarrollo tecnológico realizadas fuera del ámbito académico o como parte</text:span><text:span text:style-name="T144"><text:s/></text:span><text:span text:style-name="T145">de proyectos de transferencia entre el sector Científico y el Productivo</text:span><text:span text:style-name="T146"><text:s/>(acreditadas a través de patentes, asistencias técnicas, convenios, etc).</text:span></text:p>
      <text:p text:style-name="P147">c) Otros antecedentes vinculados a la actividad profesional (no académica).</text:p>
      <text:p text:style-name="P148"/>
      <text:p text:style-name="P149"/>
      <text:p text:style-name="P150"><text:span text:style-name="T151">5.<text:s/></text:span><text:span text:style-name="T152">Títulos, estudios, becas y distinciones, gestión, otros</text:span></text:p>
      <text:p text:style-name="P153"><draw:custom-shape svg:x="0in" svg:y="0in" svg:width="0.00069in" svg:height="0.02083in" draw:id="id4" draw:style-name="a5" draw:name="Forma25" text:anchor-type="as-char"><svg:title/><svg:desc/><draw:enhanced-geometry draw:type="non-primitive" svg:viewBox="0 0 21600 21600" draw:enhanced-path="M 0 0 L 21600 0 21600 21600 0 21600 Z N"/></draw:custom-shape></text:p>
      <text:p text:style-name="P154"><text:span text:style-name="T155">a) Títulos Obtenidos</text:span><text:span text:style-name="T156"><text:s/>(indicando Institución y fecha en que ha sido expedido. Los/as jurados podrán requerir la presentación de los títulos de otras Instituciones, mediante fotocopia legalizada o sus originales).</text:span></text:p>
      <text:p text:style-name="P157"/>
      <text:p text:style-name="P158">b) Carrera de Doctorado.</text:p>
      <text:p text:style-name="P159">Director/a de Tesis.</text:p>
      <text:p text:style-name="P160">Tema de Tesis.</text:p>
      <text:p text:style-name="P161">Si es Doctor/a: fecha de aprobación de la tesis y calificación.</text:p>
      <text:p text:style-name="P162">Si aún no lo es: fecha de ingreso al Doctorado y puntaje acordado por materias y estado de avance.</text:p>
      <text:p text:style-name="P163"/>
      <text:p text:style-name="P164"><text:span text:style-name="T165">c) Becas y distinciones<text:s/></text:span><text:span text:style-name="T166">(indicando organismo que la otorgó, lugar, director y tema trabajo, lapso, categoría de la beca y dedicación, categoría de investigador, etc).</text:span></text:p>
      <text:p text:style-name="P167"/>
      <text:p text:style-name="P168">d) Tareas de gestión universitaria.</text:p>
      <text:p text:style-name="P169"/>
      <text:p text:style-name="P170">e) Otros elementos de juicio que considere valiosos.</text:p>
      <text:p text:style-name="P171"/>
      <text:p text:style-name="P172"/>
      <text:p text:style-name="P173"/>
      <text:p text:style-name="P174"><text:span text:style-name="T175">6.<text:s/></text:span><text:span text:style-name="T176">Calificaciones</text:span><text:span text:style-name="T177"><text:s/>(sólo para cargos de Ayudante de Primera y Segunda)</text:span><text:span text:style-name="T178"><text:line-break/></text:span><text:span text:style-name="T179"><draw:custom-shape svg:x="0in" svg:y="0in" svg:width="0.00069in" svg:height="0.02083in" draw:id="id5" draw:style-name="a6" draw:name="Forma26" text:anchor-type="as-char"><svg:title/><svg:desc/><draw:enhanced-geometry draw:type="non-primitive" svg:viewBox="0 0 21600 21600" draw:enhanced-path="M 0 0 L 21600 0 21600 21600 0 21600 Z N"/></draw:custom-shape></text:span></text:p>
      <text:p text:style-name="P180"><text:span text:style-name="T181">Este punto es obligatorio para aspirantes a cargos de Ayudante de<text:s/></text:span><text:span text:style-name="T182">P</text:span><text:span text:style-name="T183">rimera y<text:s/></text:span><text:span text:style-name="T184">S</text:span><text:span text:style-name="T185">egunda.</text:span><text:span text:style-name="T186"><text:line-break/>Incluir un certificado analítico o bien una declaración jurada, incluyendo aplazos.</text:span></text:p>
      <text:p text:style-name="P187"/>
      <text:p text:style-name="Normal"><text:span text:style-name="T188">Promedio incluyendo aplazos y sin<text:s/></text:span><text:span text:style-name="T189">materias del<text:s/></text:span><text:span text:style-name="T190">CBC*:</text:span><text:span text:style-name="T191"><text:s/></text:span></text:p>
      <text:p text:style-name="P192"/>
      <text:p text:style-name="P193"/>
      <text:p text:style-name="P194"><text:span text:style-name="T195">7.<text:s/></text:span><text:span text:style-name="T196">Información sobre licencias</text:span><text:span text:style-name="T197"><text:line-break/></text:span><text:span text:style-name="T198"><draw:custom-shape svg:x="0in" svg:y="0in" svg:width="0.00069in" svg:height="0.02083in" draw:id="id6" draw:style-name="a7" draw:name="Forma27" text:anchor-type="as-char"><svg:title/><svg:desc/><draw:enhanced-geometry draw:type="non-primitive" svg:viewBox="0 0 21600 21600" draw:enhanced-path="M 0 0 L 21600 0 21600 21600 0 21600 Z N"/></draw:custom-shape></text:span></text:p>
      <text:p text:style-name="P199"><text:span text:style-name="T200">Los/as aspirantes deberán informar aquí aquellas licencias que, de acuerdo con el Art. 3 de la</text:span><text:span text:style-name="T201"><text:s/></text:span><text:a xlink:href="https://www.fbmc.fcen.uba.ar/wp-content/uploads/2022/08/CD-19-0481.pdf" office:target-frame-name="_top" xlink:show="replace"><text:span text:style-name="T202">Res. CD 481/19</text:span></text:a><text:span text:style-name="T203">,<text:s/></text:span><text:span text:style-name="T204">el jurado deberá tener en cuenta para evaluar sus antecedentes, indicando motivo y duración de la licencia y la documentación correspondiente que certifique la misma. Indicar también en esta sección otros motivos similares que puedan haber afectado el desarrollo de la carrera, adjuntando los certificados.</text:span></text:p>
      <text:p text:style-name="P205"/>
      <text:p text:style-name="P206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P211">La información suministrada tiene carácter de DECLARACIÓN JURADA.</text:p>
          </table:table-cell>
        </table:table-row>
      </table:table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>_______________________</text:p>
      <text:p text:style-name="P220"><text:span text:style-name="T221">Firma del/la Solicitan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LO-normal" style:next-style-name="Normal" style:default-outline-level="1">
      <style:paragraph-properties fo:keep-with-next="always" fo:margin-top="0.1666in" fo:margin-bottom="0.0833in" fo:margin-left="0.3in" fo:text-indent="-0.3in">
        <style:tab-stops/>
      </style:paragraph-properties>
      <style:text-properties style:font-name="Liberation Sans" style:font-name-asian="Liberation Sans" style:font-name-complex="Liberation Sans"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LO-normal" style:next-style-name="Normal" style:default-outline-level="2">
      <style:paragraph-properties fo:keep-with-next="always" fo:margin-top="0.1388in" fo:margin-bottom="0.0833in" fo:margin-left="0.4in" fo:text-indent="-0.4in">
        <style:tab-stops/>
      </style:paragraph-properties>
      <style:text-properties style:font-name="Liberation Sans" style:font-name-asian="Liberation Sans" style:font-name-complex="Liberation Sans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LO-normal" style:next-style-name="Normal" style:default-outline-level="3">
      <style:paragraph-properties fo:keep-with-next="always" fo:margin-top="0.0972in" fo:margin-bottom="0.0833in" fo:margin-left="0.5in" fo:text-indent="-0.5in">
        <style:tab-stops/>
      </style:paragraph-properties>
      <style:text-properties style:font-name="Liberation Sans" style:font-name-asian="Liberation Sans" style:font-name-complex="Liberation Sans" fo:font-weight="bold" style:font-weight-asian="bold" fo:color="#808080" fo:font-size="14pt" style:font-size-asian="14pt" style:font-size-complex="14pt" fo:hyphenate="false"/>
    </style:style>
    <style:style style:name="Título4" style:display-name="Título 4" style:family="paragraph" style:parent-style-name="LO-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LO-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LO-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Fuentedepárrafopredeter." style:display-name="Fuente de párrafo predeter." style:family="text"/>
    <style:style style:name="EnlacedeInternet" style:display-name="Enlace de Internet" style:family="text">
      <style:text-properties fo:color="#000080" style:text-underline-type="single" style:text-underline-style="solid" style:text-underline-width="auto" style:text-underline-mode="continuous"/>
    </style:style>
    <style:style style:name="Numeraciónderenglones" style:display-name="Numeración de renglones" style:family="text"/>
    <style:style style:name="EnlacedeInternetvisitado" style:display-name="Enlace de Internet visitado" style:family="text">
      <style:text-properties fo:color="#800000" style:text-underline-type="single" style:text-underline-style="solid" style:text-underline-width="auto" style:text-underline-mode="continuous"/>
    </style:style>
    <style:style style:name="Título" style:display-name="Título" style:family="paragraph" style:parent-style-name="LO-normal" style:next-style-name="Textoindependiente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Textoindependiente" style:display-name="Texto independiente" style:family="paragraph" style:parent-style-name="Normal">
      <style:paragraph-properties fo:margin-bottom="0.0972in" fo:line-height="115%"/>
      <style:text-properties fo:hyphenate="false"/>
    </style:style>
    <style:style style:name="Lista" style:display-name="Lista" style:family="paragraph" style:parent-style-name="Textoindependiente">
      <style:text-properties fo:hyphenate="false"/>
    </style:style>
    <style:style style:name="Descripción" style:display-name="Descripció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fo:hyphenate="false"/>
    </style:style>
    <style:style style:name="LO-normal" style:display-name="LO-normal" style:family="paragraph">
      <style:text-properties fo:hyphenate="false"/>
    </style:style>
    <style:style style:name="Subtítulo" style:display-name="Subtítulo" style:family="paragraph" style:parent-style-name="LO-normal" style:next-style-name="Normal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abeceraypie" style:display-name="Cabecera y pie" style:family="paragraph" style:parent-style-name="Normal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text-properties fo:hyphenate="false"/>
    </style:style>
    <style:style style:name="Piedepágina" style:display-name="Pie de página" style:family="paragraph" style:parent-style-name="Normal">
      <style:text-properties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Títulodelatabla" style:display-name="Títul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Tablanormal1" style:display-name="Tabla normal1" style:family="paragraph">
      <style:paragraph-properties fo:line-height="115%"/>
      <style:text-properties style:font-name="Arial" style:font-name-asian="Arial" style:font-name-complex="Arial" fo:font-size="11pt" style:font-size-asian="11pt" style:font-size-complex="11pt" style:language-asian="es" style:country-asian="ES" style:language-complex="ar" style:country-complex="SA" fo:hyphenate="false"/>
    </style:style>
    <style:style style:name="Cabeceraizquierda" style:display-name="Cabecera izquierda" style:family="paragraph" style:parent-style-name="Encabezado">
      <style:paragraph-properties text:number-lines="false">
        <style:tab-stops>
          <style:tab-stop style:type="center" style:position="3.4513in"/>
          <style:tab-stop style:type="right" style:position="6.9034in"/>
        </style:tab-stops>
      </style:paragraph-properties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text-position="0% 100%" fo:font-size="10pt" style:font-size-asian="10pt"/>
    </style:style>
    <style:style style:name="WW_CharLFO1LVL2" style:family="text">
      <style:text-properties style:text-position="0% 100%" fo:font-size="12pt" style:font-size-asian="12pt"/>
    </style:style>
    <style:style style:name="WW_CharLFO1LVL3" style:family="text">
      <style:text-properties style:text-position="0% 100%" fo:font-size="12pt" style:font-size-asian="12pt"/>
    </style:style>
    <style:style style:name="WW_CharLFO1LVL4" style:family="text">
      <style:text-properties style:text-position="0% 100%" fo:font-size="12pt" style:font-size-asian="12pt"/>
    </style:style>
    <style:style style:name="WW_CharLFO1LVL5" style:family="text">
      <style:text-properties style:text-position="0% 100%" fo:font-size="12pt" style:font-size-asian="12pt"/>
    </style:style>
    <style:style style:name="WW_CharLFO1LVL6" style:family="text">
      <style:text-properties style:text-position="0% 100%" fo:font-size="12pt" style:font-size-asian="12pt"/>
    </style:style>
    <style:style style:name="WW_CharLFO1LVL7" style:family="text">
      <style:text-properties style:text-position="0% 100%" fo:font-size="12pt" style:font-size-asian="12pt"/>
    </style:style>
    <style:style style:name="WW_CharLFO1LVL8" style:family="text">
      <style:text-properties style:text-position="0% 100%" fo:font-size="12pt" style:font-size-asian="12pt"/>
    </style:style>
    <style:style style:name="WW_CharLFO1LVL9" style:family="text">
      <style:text-properties style:text-position="0% 100%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0138in" fo:margin-bottom="0.5902in" fo:margin-right="0.350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02in"/>
      </style:header-style>
      <style:footer-style>
        <style:header-footer-properties style:dynamic-spacing="true" fo:min-height="0.6576in"/>
      </style:footer-style>
    </style:page-layout>
    <style:style style:name="P6" style:parent-style-name="Normal" style:family="paragraph">
      <style:paragraph-properties fo:line-height="115%"/>
      <style:text-properties style:font-name="Arial" style:font-name-asian="Arial" style:font-name-complex="Arial" fo:color="#000000" fo:font-size="10pt" style:font-size-asian="10pt" style:font-size-complex="10pt"/>
    </style:style>
    <style:style style:name="TableColumn8" style:family="table-column">
      <style:table-column-properties style:column-width="1.0666in" style:use-optimal-column-width="false"/>
    </style:style>
    <style:style style:name="TableColumn9" style:family="table-column">
      <style:table-column-properties style:column-width="1.9458in" style:use-optimal-column-width="false"/>
    </style:style>
    <style:style style:name="TableColumn10" style:family="table-column">
      <style:table-column-properties style:column-width="1.9444in" style:use-optimal-column-width="false"/>
    </style:style>
    <style:style style:name="TableColumn11" style:family="table-column">
      <style:table-column-properties style:column-width="1.9465in" style:use-optimal-column-width="false"/>
    </style:style>
    <style:style style:name="Table7" style:family="table">
      <style:table-properties style:width="6.9034in" fo:margin-left="-0.0409in" table:align="left"/>
    </style:style>
    <style:style style:name="TableRow12" style:family="table-row">
      <style:table-row-properties style:min-row-height="0.2381in"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5" style:parent-style-name="Fuentedepárrafopredeter." style:family="text">
      <style:text-properties fo:color="#000000" fo:font-size="10pt" style:font-size-asian="10pt" style:font-size-complex="10pt"/>
    </style:style>
    <style:style style:name="TableCell1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7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fo:font-size="8pt" style:font-size-asian="8pt" style:font-size-complex="8pt"/>
    </style:style>
    <style:style style:name="TableRow18" style:family="table-row">
      <style:table-row-properties style:min-row-height="0.252in"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P20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fo:font-weight="bold" style:font-weight-asian="bold" fo:font-variant="small-caps" fo:font-size="14pt" style:font-size-asian="14pt" style:font-size-complex="14pt"/>
    </style:style>
    <style:style style:name="P21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fo:font-weight="bold" style:font-weight-asian="bold" fo:font-variant="small-caps" fo:font-size="14pt" style:font-size-asian="14pt" style:font-size-complex="14pt"/>
    </style:style>
    <style:style style:name="TableRow22" style:family="table-row">
      <style:table-row-properties style:min-row-height="0.252in"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24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25" style:parent-style-name="Fuentedepárrafopredeter." style:family="text">
      <style:text-properties style:font-name="Times New Roman" style:font-name-asian="Arial" style:font-name-complex="Arial" fo:font-size="10pt" style:font-size-asian="10pt" style:font-size-complex="10pt"/>
    </style:style>
    <style:style style:name="T26" style:parent-style-name="Fuentedepárrafopredeter." style:family="text">
      <style:text-properties style:font-name="Times New Roman" style:font-name-asian="Arial" style:font-name-complex="Arial" fo:color="#333333" fo:font-size="10pt" style:font-size-asian="10pt" style:font-size-complex="10pt"/>
    </style:style>
    <style:style style:name="T27" style:parent-style-name="Fuentedepárrafopredeter." style:family="text">
      <style:text-properties style:font-name="Times New Roman" style:font-name-asian="Arial" style:font-name-complex="Arial" fo:color="#333333" fo:font-size="10pt" style:font-size-asian="10pt" style:font-size-complex="10pt"/>
    </style:style>
    <style:style style:name="T28" style:parent-style-name="Fuentedepárrafopredeter." style:family="text">
      <style:text-properties style:font-name="Times New Roman" style:font-name-asian="Arial" style:font-name-complex="Arial" fo:color="#333333" fo:font-size="10pt" style:font-size-asian="10pt" style:font-size-complex="10pt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84in" fo:padding-bottom="0in" fo:padding-right="0.075in"/>
    </style:style>
    <style:style style:name="P30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imes New Roman" style:font-name-asian="Arial" style:font-name-complex="Arial" fo:font-size="10pt" style:font-size-asian="10pt" style:font-size-complex="10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84in" fo:padding-bottom="0in" fo:padding-right="0.075in"/>
    </style:style>
    <style:style style:name="P32" style:parent-style-name="Normal" style:family="paragraph">
      <style:paragraph-properties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imes New Roman" style:font-name-asian="Arial" style:font-name-complex="Arial" fo:font-size="10pt" style:font-size-asian="10pt" style:font-size-complex="10pt"/>
    </style:style>
    <style:style style:name="TableColumn34" style:family="table-column">
      <style:table-column-properties style:column-width="2.2291in" style:use-optimal-column-width="false"/>
    </style:style>
    <style:style style:name="TableColumn35" style:family="table-column">
      <style:table-column-properties style:column-width="2.2305in" style:use-optimal-column-width="false"/>
    </style:style>
    <style:style style:name="TableColumn36" style:family="table-column">
      <style:table-column-properties style:column-width="1.2916in" style:use-optimal-column-width="false"/>
    </style:style>
    <style:style style:name="TableColumn37" style:family="table-column">
      <style:table-column-properties style:column-width="0.9006in" style:use-optimal-column-width="false"/>
    </style:style>
    <style:style style:name="Table33" style:family="table">
      <style:table-properties style:width="6.652in" fo:margin-left="-0.0409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fo:color="#000000" fo:font-size="8pt" style:font-size-asian="8pt" style:font-size-complex="8pt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fo:color="#000000" fo:font-size="8pt" style:font-size-asian="8pt" style:font-size-complex="8pt"/>
    </style:style>
    <style:style style:name="TableCell43" style:family="table-cell">
      <style:table-cell-properties fo:border="0.0069in solid #000000" style:writing-mode="lr-tb" fo:padding-top="0in" fo:padding-left="0.0784in" fo:padding-bottom="0in" fo:padding-right="0.075in"/>
    </style:style>
    <style:style style:name="P44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fo:color="#000000"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" style:parent-style-name="Normal" style:family="paragraph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Arial" fo:color="#000000" fo:font-size="8pt" style:font-size-asian="8pt" style:font-size-complex="8pt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P49" style:parent-style-name="Normal" style:family="paragraph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50" style:parent-style-name="Fuentedepárrafopredeter." style:family="text">
      <style:text-properties style:font-name="Arial" fo:color="#000000" fo:font-size="8pt" style:font-size-asian="8pt" style:font-size-complex="8pt"/>
    </style:style>
    <style:style style:name="T51" style:parent-style-name="Fuentedepárrafopredeter." style:family="text">
      <style:text-properties style:font-name="Arial" fo:font-size="8pt" style:font-size-asian="8pt" style:font-size-complex="8pt"/>
    </style:style>
    <style:style style:name="T52" style:parent-style-name="Fuentedepárrafopredeter." style:family="text">
      <style:text-properties style:font-name="Arial" fo:color="#000000" fo:font-size="8pt" style:font-size-asian="8pt" style:font-size-complex="8pt"/>
    </style:style>
    <style:style style:name="T53" style:parent-style-name="Fuentedepárrafopredeter." style:family="text">
      <style:text-properties style:font-name="Arial" fo:font-size="8pt" style:font-size-asian="8pt" style:font-size-complex="8pt"/>
    </style:style>
    <style:style style:name="P54" style:parent-style-name="Normal" style:family="paragraph">
      <style:paragraph-properties fo:text-align="center" fo:margin-left="0.2354in" fo:text-indent="-0.2354in">
        <style:tab-stops/>
      </style:paragraph-properties>
      <style:text-properties style:font-name="Arial" fo:color="#000000" fo:font-size="7pt" style:font-size-asian="7pt" style:font-size-complex="7pt"/>
    </style:style>
    <style:style style:family="graphic" style:name="a0" style:parent-style-name="Graphics">
      <style:graphic-properties fo:border="none" fo:background-color="transparent" style:wrap="biggest" style:wrap-contour="fals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6"/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 table:number-rows-spanned="3">
              <text:p text:style-name="P14"><text:span text:style-name="T15"><draw:frame draw:z-index="5" draw:style-name="a0" draw:name="Imagen1" text:anchor-type="paragraph" svg:x="0.00069in" svg:y="0.19375in" svg:width="0.91319in" svg:height="0.50139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6" table:number-columns-spanned="3">
              <text:p text:style-name="P17">FORMULARIO</text:p>
            </table:table-cell>
            <table:covered-table-cell/>
            <table:covered-table-cell/>
          </table:table-row>
          <table:table-row table:style-name="TableRow18">
            <table:covered-table-cell>
              <text:p text:style-name="Normal"/>
            </table:covered-table-cell>
            <table:table-cell table:style-name="TableCell19" table:number-columns-spanned="3">
              <text:p text:style-name="P20">Solicitud de Inscripción a Concurso regular<text:line-break/>o a Selección interina de docentes auxiliares</text:p>
              <text:p text:style-name="P21">antecedentes</text:p>
            </table:table-cell>
            <table:covered-table-cell/>
            <table:covered-table-cell/>
          </table:table-row>
          <table:table-row table:style-name="TableRow22">
            <table:covered-table-cell>
              <text:p text:style-name="Normal"/>
            </table:covered-table-cell>
            <table:table-cell table:style-name="TableCell23">
              <text:p text:style-name="P24"><text:span text:style-name="T25">Código</text:span><text:span text:style-name="T26">: FORM-CONC-001</text:span><text:span text:style-name="T27">-</text:span><text:span text:style-name="T28">B</text:span></text:p>
            </table:table-cell>
            <table:table-cell table:style-name="TableCell29">
              <text:p text:style-name="P30">Versión:<text:s/>2</text:p>
            </table:table-cell>
            <table:table-cell table:style-name="TableCell31">
              <text:p text:style-name="P32">Fecha:<text:s/>26-06-2023</text:p>
            </table:table-cell>
          </table:table-row>
        </table:table>
        <text:p text:style-name="Normal"/>
      </style:header>
      <style:footer>
        <table:table table:style-name="Table33">
          <table:table-columns>
            <table:table-column table:style-name="TableColumn34"/>
            <table:table-column table:style-name="TableColumn35"/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P40">Elaboró/ modificó:<text:s/>MC</text:p>
            </table:table-cell>
            <table:table-cell table:style-name="TableCell41">
              <text:p text:style-name="P42">Revisó: LZ<text:s/></text:p>
            </table:table-cell>
            <table:table-cell table:style-name="TableCell43" table:number-columns-spanned="2">
              <text:p text:style-name="P44">Aprobó: TK<text:s/></text:p>
            </table:table-cell>
            <table:covered-table-cell/>
          </table:table-row>
          <table:table-row table:style-name="TableRow45">
            <table:table-cell table:style-name="TableCell46" table:number-columns-spanned="3">
              <text:p text:style-name="P47">Sistema de Gestión de la Calidad – sg.exactas.uba.ar/gestion/calidad</text:p>
            </table:table-cell>
            <table:covered-table-cell/>
            <table:covered-table-cell/>
            <table:table-cell table:style-name="TableCell48">
              <text:p text:style-name="P49"><text:span text:style-name="T50">Página<text:s/></text:span><text:span text:style-name="T51"><text:page-number text:fixed="false">4</text:page-number></text:span><text:span text:style-name="T52"><text:s/>de<text:s/></text:span><text:span text:style-name="T53"><text:page-count>4</text:page-count></text:span></text:p>
            </table:table-cell>
          </table:table-row>
        </table:table>
        <text:p text:style-name="P54">Para proponer modificaciones a este formulario escribir a subse_gestion@de.fcen.uba.a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resa</meta:initial-creator>
    <dc:creator>FCEyN</dc:creator>
    <meta:creation-date>2023-07-05T17:08:00Z</meta:creation-date>
    <dc:date>2023-07-05T17:08:00Z</dc:date>
    <meta:print-date>2023-06-22T13:45:00Z</meta:print-date>
    <meta:template xlink:href="Normal" xlink:type="simple"/>
    <meta:editing-cycles>2</meta:editing-cycles>
    <meta:editing-duration>PT60S</meta:editing-duration>
    <meta:document-statistic meta:page-count="3" meta:paragraph-count="10" meta:word-count="782" meta:character-count="5073" meta:row-count="35" meta:non-whitespace-character-count="4301"/>
  </office:meta>
</office:document-meta>
</file>